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481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fdb8" officeooo:paragraph-rsid="00045e02"/>
    </style:style>
    <style:style style:name="P2" style:family="paragraph" style:parent-style-name="Standard">
      <style:text-properties officeooo:rsid="00045e02" officeooo:paragraph-rsid="00045e02"/>
    </style:style>
    <style:style style:name="P3" style:family="paragraph" style:parent-style-name="Standard">
      <style:text-properties officeooo:rsid="0005c6bc" officeooo:paragraph-rsid="0005c6bc"/>
    </style:style>
    <style:style style:name="P4" style:family="paragraph" style:parent-style-name="Standard" style:list-style-name="L1">
      <style:text-properties officeooo:rsid="00045e02" officeooo:paragraph-rsid="00045e02"/>
    </style:style>
    <style:style style:name="P5" style:family="paragraph" style:parent-style-name="Standard" style:list-style-name="L2">
      <style:text-properties officeooo:rsid="00045e02" officeooo:paragraph-rsid="00045e02"/>
    </style:style>
    <style:style style:name="P6" style:family="paragraph" style:parent-style-name="Standard" style:list-style-name="L2">
      <style:text-properties officeooo:rsid="00045e02" officeooo:paragraph-rsid="00075a5c"/>
    </style:style>
    <style:style style:name="P7" style:family="paragraph" style:parent-style-name="Standard">
      <style:text-properties officeooo:rsid="00045e02" officeooo:paragraph-rsid="00075a5c"/>
    </style:style>
    <style:style style:name="P8" style:family="paragraph" style:parent-style-name="Standard" style:list-style-name="L2">
      <style:text-properties officeooo:rsid="0005c6bc" officeooo:paragraph-rsid="0005c6bc"/>
    </style:style>
    <style:style style:name="P9" style:family="paragraph" style:parent-style-name="Standard" style:list-style-name="L2">
      <style:text-properties officeooo:rsid="0005c6bc" officeooo:paragraph-rsid="00075a5c"/>
    </style:style>
    <style:style style:name="P10" style:family="paragraph" style:parent-style-name="Standard" style:list-style-name="L3">
      <style:text-properties officeooo:rsid="0005c6bc" officeooo:paragraph-rsid="0005c6bc"/>
    </style:style>
    <style:style style:name="P11" style:family="paragraph" style:parent-style-name="Standard" style:list-style-name="L4">
      <style:text-properties officeooo:rsid="0005c6bc" officeooo:paragraph-rsid="0005c6bc"/>
    </style:style>
    <style:style style:name="P12" style:family="paragraph" style:parent-style-name="Standard">
      <style:text-properties officeooo:rsid="0005c6bc" officeooo:paragraph-rsid="00075a5c"/>
    </style:style>
    <style:style style:name="P13" style:family="paragraph" style:parent-style-name="Standard">
      <style:text-properties officeooo:rsid="0005c6bc" officeooo:paragraph-rsid="0005c6bc"/>
    </style:style>
    <style:style style:name="P14" style:family="paragraph" style:parent-style-name="Standard" style:list-style-name="L5">
      <style:text-properties officeooo:rsid="0005c6bc" officeooo:paragraph-rsid="00075a5c"/>
    </style:style>
    <style:style style:name="P15" style:family="paragraph" style:parent-style-name="Standard" style:list-style-name="L6">
      <style:text-properties officeooo:rsid="0005c6bc" officeooo:paragraph-rsid="00075a5c"/>
    </style:style>
    <style:style style:name="P16" style:family="paragraph" style:parent-style-name="Standard" style:list-style-name="L2">
      <style:text-properties officeooo:rsid="00064f11" officeooo:paragraph-rsid="00075a5c"/>
    </style:style>
    <style:style style:name="P17" style:family="paragraph" style:parent-style-name="Standard" style:list-style-name="L4">
      <style:text-properties officeooo:rsid="00075a5c" officeooo:paragraph-rsid="00075a5c"/>
    </style:style>
    <style:style style:name="P18" style:family="paragraph" style:parent-style-name="Standard" style:list-style-name="L6">
      <style:text-properties officeooo:rsid="00075a5c" officeooo:paragraph-rsid="00075a5c"/>
    </style:style>
    <style:style style:name="P19" style:family="paragraph" style:parent-style-name="Standard">
      <style:text-properties officeooo:rsid="0003fdb8" officeooo:paragraph-rsid="0003fdb8"/>
    </style:style>
    <style:style style:name="P20" style:family="paragraph" style:parent-style-name="Standard">
      <style:text-properties officeooo:rsid="0003fdb8" officeooo:paragraph-rsid="00075a5c"/>
    </style:style>
    <style:style style:name="P21" style:family="paragraph" style:parent-style-name="Standard">
      <style:text-properties officeooo:rsid="0003fdb8" officeooo:paragraph-rsid="00045e02"/>
    </style:style>
    <style:style style:name="P22" style:family="paragraph" style:parent-style-name="Table_20_Contents">
      <style:paragraph-properties fo:text-align="center" style:justify-single-word="false"/>
      <style:text-properties officeooo:rsid="00075a5c" officeooo:paragraph-rsid="00075a5c"/>
    </style:style>
    <style:style style:name="T1" style:family="text">
      <style:text-properties officeooo:rsid="0003fdb8"/>
    </style:style>
    <style:style style:name="T2" style:family="text">
      <style:text-properties officeooo:rsid="00075a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gramas requeridos</text:span>:</text:p>
      <text:list xml:id="list1768419822" text:style-name="L1">
        <text:list-item>
          <text:p text:style-name="P4">XAMP</text:p>
        </text:list-item>
        <text:list-item>
          <text:p text:style-name="P4">MySQL</text:p>
        </text:list-item>
      </text:list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asos a seguir (Ubuntu)</text:p>
      <text:p text:style-name="P2"/>
      <text:list xml:id="list4284307738" text:style-name="L2">
        <text:list-item>
          <text:p text:style-name="P5">Descargar el proyecto ubicado en el repositorio: <text:a xlink:type="simple" xlink:href="https://github.com/FernandoPogo/SistemaIntegrado" text:style-name="Internet_20_link" text:visited-style-name="Visited_20_Internet_20_Link"><text:span text:style-name="T1">https://github.com/FernandoPogo/SistemaIntegrado</text:span></text:a></text:p>
        </text:list-item>
        <text:list-item>
          <text:p text:style-name="P5">Crear una carpeta en el Escritorio y descomprimir el proyecto.</text:p>
        </text:list-item>
        <text:list-item>
          <text:p text:style-name="P8">Modificar el archivo: opt/lamp/etc/httpd.conf, <text:s/>Colocar como DocumentRoot y Directory la ubicación de la carpeta creada en el escritorio</text:p>
        </text:list-item>
      </text:list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2">Antes</text:p>
          </table:table-cell>
          <table:table-cell table:style-name="Tabla1.B1" office:value-type="string">
            <text:p text:style-name="P22">Ahora</text:p>
          </table:table-cell>
        </table:table-row>
        <table:table-row>
          <table:table-cell table:style-name="Tabla1.A2" office:value-type="string">
            <text:list xml:id="list113339213937985" text:continue-numbering="true" text:style-name="L2">
              <text:list-header>
                <text:p text:style-name="P9">#DocumentRoot "/opt/lampp/htdocs"</text:p>
                <text:p text:style-name="P9">#&lt;Directory "/opt/lampp/htdocs"&gt;</text:p>
              </text:list-header>
            </text:list>
          </table:table-cell>
          <table:table-cell table:style-name="Tabla1.B2" office:value-type="string">
            <text:list xml:id="list113339580809738" text:continue-numbering="true" text:style-name="L2">
              <text:list-header>
                <text:p text:style-name="P9">DocumentRoot "/home/fernando/Escritorio/Git"</text:p>
                <text:p text:style-name="P9">&lt;Directory "/home/fernando/Escritorio/Git"&gt;</text:p>
              </text:list-header>
            </text:list>
          </table:table-cell>
        </table:table-row>
      </table:table>
      <text:p text:style-name="P3"/>
      <text:list xml:id="list113339205502870" text:continue-numbering="true" text:style-name="L2">
        <text:list-item>
          <text:p text:style-name="P8">Reiniciar los servicios de XAMP: sudo opt/lamp/lamp restart</text:p>
        </text:list-item>
        <text:list-item>
          <text:p text:style-name="P16">Conce<text:span text:style-name="T2">d</text:span>er permisos a la carpeta <text:span text:style-name="T2">Almacenamiento</text:span>: </text:p>
          <text:p text:style-name="P16">sudo chmod 777 SistemaIntegrado/Almacenamiento/</text:p>
          <text:p text:style-name="P16">sudo chmod 777 SistemaIntegrado/Almacenamiento/*</text:p>
        </text:list-item>
      </text:list>
      <text:p text:style-name="P3"/>
      <text:p text:style-name="P3">Base de datos</text:p>
      <text:list xml:id="list417473090" text:style-name="L3">
        <text:list-item>
          <text:p text:style-name="P10">Modificar el archivo SistemaIntegrado/DataBase/ConexionBD.php <text:span text:style-name="T2">colocando el puerto y contraseña para establecer una </text:span>conexión activa <text:span text:style-name="T2">con</text:span> el servidor</text:p>
        </text:list-item>
        <text:list-item>
          <text:p text:style-name="P10">Ejecutar todos los scripts albergados en la carpeta DataBase del repositorio <text:span text:style-name="T2">en MySQL</text:span></text:p>
        </text:list-item>
      </text:list>
      <text:p text:style-name="P3"/>
      <text:p text:style-name="P3">Ejecución</text:p>
      <text:list xml:id="list1903951635" text:style-name="L4">
        <text:list-item>
          <text:p text:style-name="P17">Asegurarse que los servicios de XAMP se encuentran activos</text:p>
        </text:list-item>
        <text:list-item>
          <text:p text:style-name="P11">En un navegador dirigirse a la dirección: localhost/SistemaIntegrado/<text:span text:style-name="T2">Principal</text:span></text:p>
        </text:list-item>
      </text:list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/>
      <text:p text:style-name="P7"/>
      <text:p text:style-name="P7"/>
      <text:p text:style-name="P7"><text:soft-page-break/>Pasos a seguir (<text:span text:style-name="T2">Windows</text:span>)</text:p>
      <text:p text:style-name="P7"/>
      <text:list xml:id="list113339849495438" text:continue-list="list113339205502870" text:style-name="L2">
        <text:list-item>
          <text:p text:style-name="P6">Descargar el proyecto ubicado en el repositorio: <text:a xlink:type="simple" xlink:href="https://github.com/FernandoPogo/SistemaIntegrado" text:style-name="Internet_20_link" text:visited-style-name="Visited_20_Internet_20_Link"><text:span text:style-name="T1">https://github.com/FernandoPogo/SistemaIntegrado</text:span></text:a></text:p>
        </text:list-item>
        <text:list-item>
          <text:p text:style-name="P6">Crear una carpeta en el Escritorio y descomprimir el proyecto.</text:p>
        </text:list-item>
        <text:list-item>
          <text:p text:style-name="P9">Modificar el archivo: <text:span text:style-name="T2">C:XAMP/apache/conf/httpd.conf</text:span>, <text:s/>Colocar como DocumentRoot y Directory la ubicación de la carpeta creada en el escritorio</text:p>
        </text:list-item>
      </text:list>
      <text:p text:style-name="P12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2">Antes</text:p>
          </table:table-cell>
          <table:table-cell table:style-name="Tabla2.B1" office:value-type="string">
            <text:p text:style-name="P22">Ahora</text:p>
          </table:table-cell>
        </table:table-row>
        <table:table-row>
          <table:table-cell table:style-name="Tabla2.A2" office:value-type="string">
            <text:list xml:id="list113339946812709" text:continue-numbering="true" text:style-name="L2">
              <text:list-header>
                <text:p text:style-name="P9">#DocumentRoot "/opt/lampp/htdocs"</text:p>
                <text:p text:style-name="P9">#&lt;Directory "/opt/lampp/htdocs"&gt;</text:p>
              </text:list-header>
            </text:list>
          </table:table-cell>
          <table:table-cell table:style-name="Tabla2.B2" office:value-type="string">
            <text:list xml:id="list113340702421534" text:continue-numbering="true" text:style-name="L2">
              <text:list-header>
                <text:p text:style-name="P9">DocumentRoot "/home/fernando/Escritorio/Git"</text:p>
                <text:p text:style-name="P9">&lt;Directory "/home/fernando/Escritorio/Git"&gt;</text:p>
              </text:list-header>
            </text:list>
          </table:table-cell>
        </table:table-row>
      </table:table>
      <text:p text:style-name="P12"/>
      <text:list xml:id="list113341340558671" text:continue-numbering="true" text:style-name="L2">
        <text:list-item>
          <text:p text:style-name="P9">Reiniciar los servicios de XAMP <text:span text:style-name="T2">desde la consola de control</text:span></text:p>
        </text:list-item>
        <text:list-item>
          <text:p text:style-name="P16">Conce<text:span text:style-name="T2">d</text:span>er permisos a la carpeta <text:span text:style-name="T2">Almacenamiento</text:span>: <text:a xlink:type="simple" xlink:href="https://norfipc.com/utiles/como-administrar-cambiar-permisos-archivos-carpetas-windows.html" text:style-name="Internet_20_link" text:visited-style-name="Visited_20_Internet_20_Link">https://norfipc.com/utiles/como-administrar-cambiar-permisos-archivos-carpetas-windows.html</text:a></text:p>
          <text:p text:style-name="P9"/>
        </text:list-item>
      </text:list>
      <text:p text:style-name="P12">Base de datos</text:p>
      <text:list xml:id="list1960561613" text:style-name="L5">
        <text:list-item>
          <text:p text:style-name="P14">Modificar el archivo SistemaIntegrado/DataBase/ConexionBD.php <text:span text:style-name="T2">colocando el puerto y contraseña para establecer una </text:span>conexión activa <text:span text:style-name="T2">con</text:span> el servidor</text:p>
        </text:list-item>
        <text:list-item>
          <text:p text:style-name="P14">Ejecutar todos los scripts albergados en la carpeta DataBase del repositorio <text:span text:style-name="T2">en MySQL</text:span></text:p>
        </text:list-item>
      </text:list>
      <text:p text:style-name="P12"/>
      <text:p text:style-name="P12">Ejecución</text:p>
      <text:list xml:id="list3795498169" text:style-name="L6">
        <text:list-item>
          <text:p text:style-name="P18">Asegurarse que los servicios de XAMP se encuentran activos</text:p>
        </text:list-item>
        <text:list-item>
          <text:p text:style-name="P15">En un navegador dirigirse a la dirección: localhost/SistemaIntegrado/<text:span text:style-name="T2">Principal</text:span></text:p>
        </text:list-item>
      </text:list>
      <text:p text:style-name="P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0:57:17.960704217</meta:creation-date>
    <dc:date>2019-01-31T11:33:38.800671692</dc:date>
    <meta:editing-duration>PT10M35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3" meta:paragraph-count="42" meta:word-count="265" meta:character-count="2215" meta:non-whitespace-character-count="2007"/>
  </office:meta>
</office:document-meta>
</file>